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justify" style:justify-single-word="false"/>
    </style:style>
    <style:style style:name="P2" style:family="paragraph" style:parent-style-name="Heading">
      <style:paragraph-properties fo:text-align="justify" style:justify-single-word="false"/>
    </style:style>
    <style:style style:name="P3" style:family="paragraph" style:parent-style-name="Standard">
      <style:paragraph-properties fo:text-align="justify" style:justify-single-word="false"/>
      <style:text-properties officeooo:paragraph-rsid="0013b425"/>
    </style:style>
    <style:style style:name="P4" style:family="paragraph" style:parent-style-name="Standard">
      <style:paragraph-properties fo:text-align="justify" style:justify-single-word="false"/>
      <style:text-properties officeooo:rsid="0013b425" officeooo:paragraph-rsid="0013b425"/>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tyle="italic" officeooo:rsid="0013b425" officeooo:paragraph-rsid="001560fd" style:font-style-asian="italic" style:font-style-complex="italic"/>
    </style:style>
    <style:style style:name="P7" style:family="paragraph" style:parent-style-name="Standard">
      <style:paragraph-properties fo:text-align="justify" style:justify-single-word="false"/>
      <style:text-properties officeooo:rsid="0013b425" officeooo:paragraph-rsid="0015f3f3"/>
    </style:style>
    <style:style style:name="P8" style:family="paragraph" style:parent-style-name="Standard">
      <style:paragraph-properties fo:text-align="justify" style:justify-single-word="false"/>
      <style:text-properties officeooo:rsid="0015f3f3" officeooo:paragraph-rsid="0015f3f3"/>
    </style:style>
    <style:style style:name="P9" style:family="paragraph" style:parent-style-name="Standard">
      <style:paragraph-properties fo:text-align="justify" style:justify-single-word="false"/>
      <style:text-properties fo:font-style="italic" officeooo:rsid="002e757c" officeooo:paragraph-rsid="002e757c" style:font-style-asian="italic" style:font-style-complex="italic"/>
    </style:style>
    <style:style style:name="P10" style:family="paragraph" style:parent-style-name="Standard">
      <style:paragraph-properties fo:text-align="justify" style:justify-single-word="false"/>
      <style:text-properties fo:font-style="normal" officeooo:rsid="002e757c" officeooo:paragraph-rsid="002e757c" style:font-style-asian="normal" style:font-style-complex="normal"/>
    </style:style>
    <style:style style:name="P11" style:family="paragraph" style:parent-style-name="Standard">
      <style:paragraph-properties fo:text-align="justify" style:justify-single-word="false"/>
      <style:text-properties fo:font-style="normal" officeooo:rsid="0031d7bd" officeooo:paragraph-rsid="0031d7bd" style:font-style-asian="normal" style:font-style-complex="normal"/>
    </style:style>
    <style:style style:name="P12" style:family="paragraph" style:parent-style-name="Standard">
      <style:paragraph-properties fo:text-align="justify" style:justify-single-word="false"/>
      <style:text-properties officeooo:rsid="0017f271" officeooo:paragraph-rsid="0017f271"/>
    </style:style>
    <style:style style:name="P13" style:family="paragraph" style:parent-style-name="Heading_20_1">
      <style:paragraph-properties fo:text-align="justify" style:justify-single-word="false"/>
    </style:style>
    <style:style style:name="P14" style:family="paragraph" style:parent-style-name="Quotations">
      <style:paragraph-properties fo:text-align="justify" style:justify-single-word="false"/>
    </style:style>
    <style:style style:name="P15" style:family="paragraph" style:parent-style-name="Standard">
      <style:paragraph-properties fo:text-align="justify" style:justify-single-word="false"/>
      <style:text-properties officeooo:paragraph-rsid="0017f271"/>
    </style:style>
    <style:style style:name="P16" style:family="paragraph" style:parent-style-name="Standard">
      <style:paragraph-properties fo:text-align="justify" style:justify-single-word="false"/>
      <style:text-properties officeooo:rsid="00196698"/>
    </style:style>
    <style:style style:name="P17" style:family="paragraph" style:parent-style-name="Standard">
      <style:paragraph-properties fo:text-align="justify" style:justify-single-word="false"/>
      <style:text-properties officeooo:rsid="00340244" officeooo:paragraph-rsid="00340244"/>
    </style:style>
    <style:style style:name="P18" style:family="paragraph" style:parent-style-name="Standard">
      <style:paragraph-properties fo:text-align="justify" style:justify-single-word="false"/>
      <style:text-properties officeooo:rsid="00196698" officeooo:paragraph-rsid="00196698"/>
    </style:style>
    <style:style style:name="P19" style:family="paragraph" style:parent-style-name="Standard">
      <style:paragraph-properties fo:text-align="justify" style:justify-single-word="false"/>
      <style:text-properties officeooo:paragraph-rsid="001b002b"/>
    </style:style>
    <style:style style:name="P20" style:family="paragraph" style:parent-style-name="Standard">
      <style:paragraph-properties fo:text-align="justify" style:justify-single-word="false"/>
      <style:text-properties officeooo:paragraph-rsid="00255c93"/>
    </style:style>
    <style:style style:name="P21" style:family="paragraph" style:parent-style-name="Standard">
      <style:paragraph-properties fo:text-align="justify" style:justify-single-word="false"/>
      <style:text-properties fo:font-style="italic" officeooo:rsid="00367991" officeooo:paragraph-rsid="00367991" style:font-style-asian="italic" style:font-style-complex="italic"/>
    </style:style>
    <style:style style:name="P22" style:family="paragraph" style:parent-style-name="Text_20_body">
      <style:paragraph-properties fo:text-align="justify" style:justify-single-word="false"/>
      <style:text-properties officeooo:rsid="00380e2e" officeooo:paragraph-rsid="00380e2e"/>
    </style:style>
    <style:style style:name="P23" style:family="paragraph" style:parent-style-name="Heading_20_2">
      <style:paragraph-properties fo:text-align="justify" style:justify-single-word="false"/>
      <style:text-properties officeooo:paragraph-rsid="001deedc"/>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1e60ee"/>
    </style:style>
    <style:style style:name="P26" style:family="paragraph" style:parent-style-name="Text_20_body">
      <style:paragraph-properties fo:text-align="justify" style:justify-single-word="false"/>
      <style:text-properties officeooo:rsid="001e60ee" officeooo:paragraph-rsid="001e60ee"/>
    </style:style>
    <style:style style:name="P27" style:family="paragraph" style:parent-style-name="Standard">
      <style:paragraph-properties fo:text-align="justify" style:justify-single-word="false"/>
      <style:text-properties officeooo:paragraph-rsid="001e60ee"/>
    </style:style>
    <style:style style:name="P28" style:family="paragraph" style:parent-style-name="Standard">
      <style:paragraph-properties fo:text-align="justify" style:justify-single-word="false"/>
      <style:text-properties officeooo:rsid="001e8a64" officeooo:paragraph-rsid="001e8a64"/>
    </style:style>
    <style:style style:name="P29" style:family="paragraph" style:parent-style-name="Standard">
      <style:paragraph-properties fo:text-align="justify" style:justify-single-word="false"/>
      <style:text-properties officeooo:rsid="001e60ee" officeooo:paragraph-rsid="001e60ee"/>
    </style:style>
    <style:style style:name="P30" style:family="paragraph" style:parent-style-name="Heading_20_2">
      <style:paragraph-properties fo:text-align="justify" style:justify-single-word="false"/>
      <style:text-properties officeooo:rsid="001deedc" officeooo:paragraph-rsid="001deedc"/>
    </style:style>
    <style:style style:name="P31" style:family="paragraph" style:parent-style-name="Standard">
      <style:paragraph-properties fo:text-align="justify" style:justify-single-word="false"/>
      <style:text-properties officeooo:rsid="001deedc"/>
    </style:style>
    <style:style style:name="P32" style:family="paragraph" style:parent-style-name="Heading_20_2">
      <style:paragraph-properties fo:text-align="justify" style:justify-single-word="false"/>
    </style:style>
    <style:style style:name="P33" style:family="paragraph" style:parent-style-name="Standard">
      <style:paragraph-properties fo:text-align="justify" style:justify-single-word="false"/>
      <style:text-properties officeooo:rsid="00255c93" officeooo:paragraph-rsid="00255c93"/>
    </style:style>
    <style:style style:name="P34" style:family="paragraph" style:parent-style-name="Standard">
      <style:paragraph-properties fo:text-align="justify" style:justify-single-word="false"/>
      <style:text-properties officeooo:rsid="00255c93"/>
    </style:style>
    <style:style style:name="P35" style:family="paragraph" style:parent-style-name="Standard">
      <style:paragraph-properties fo:text-align="justify" style:justify-single-word="false"/>
      <style:text-properties officeooo:paragraph-rsid="0029a8a8"/>
    </style:style>
    <style:style style:name="P36" style:family="paragraph" style:parent-style-name="Standard">
      <style:paragraph-properties fo:text-align="justify" style:justify-single-word="false"/>
      <style:text-properties officeooo:paragraph-rsid="0027c7fc"/>
    </style:style>
    <style:style style:name="T1" style:family="text">
      <style:text-properties officeooo:rsid="0013b425"/>
    </style:style>
    <style:style style:name="T2" style:family="text">
      <style:text-properties fo:font-style="italic" style:font-style-asian="italic" style:font-style-complex="italic"/>
    </style:style>
    <style:style style:name="T3" style:family="text">
      <style:text-properties officeooo:rsid="0013eb05"/>
    </style:style>
    <style:style style:name="T4" style:family="text">
      <style:text-properties officeooo:rsid="001560fd"/>
    </style:style>
    <style:style style:name="T5" style:family="text">
      <style:text-properties officeooo:rsid="0015f3f3"/>
    </style:style>
    <style:style style:name="T6" style:family="text">
      <style:text-properties officeooo:rsid="0017f271"/>
    </style:style>
    <style:style style:name="T7" style:family="text">
      <style:text-properties officeooo:rsid="002a2b40"/>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style:text-underline-style="none"/>
    </style:style>
    <style:style style:name="T10" style:family="text">
      <style:text-properties style:text-underline-style="none" officeooo:rsid="003028a4"/>
    </style:style>
    <style:style style:name="T11" style:family="text">
      <style:text-properties officeooo:rsid="00322470"/>
    </style:style>
    <style:style style:name="T12" style:family="text">
      <style:text-properties officeooo:rsid="001c11a2"/>
    </style:style>
    <style:style style:name="T13" style:family="text">
      <style:text-properties officeooo:rsid="00196698"/>
    </style:style>
    <style:style style:name="T14" style:family="text">
      <style:text-properties officeooo:rsid="00340440"/>
    </style:style>
    <style:style style:name="T15" style:family="text">
      <style:text-properties officeooo:rsid="00342ebd"/>
    </style:style>
    <style:style style:name="T16" style:family="text">
      <style:text-properties officeooo:rsid="0035034c"/>
    </style:style>
    <style:style style:name="T17" style:family="text">
      <style:text-properties officeooo:rsid="001b002b"/>
    </style:style>
    <style:style style:name="T18" style:family="text">
      <style:text-properties fo:font-style="italic" officeooo:rsid="001b002b" style:font-style-asian="italic" style:font-style-complex="italic"/>
    </style:style>
    <style:style style:name="T19" style:family="text">
      <style:text-properties fo:font-style="italic" officeooo:rsid="00255c93" style:font-style-asian="italic" style:font-style-complex="italic"/>
    </style:style>
    <style:style style:name="T20" style:family="text">
      <style:text-properties officeooo:rsid="0025ce00"/>
    </style:style>
    <style:style style:name="T21" style:family="text">
      <style:text-properties officeooo:rsid="001deedc"/>
    </style:style>
    <style:style style:name="T22" style:family="text">
      <style:text-properties officeooo:rsid="001e60ee"/>
    </style:style>
    <style:style style:name="T23" style:family="text">
      <style:text-properties officeooo:rsid="001e8a64"/>
    </style:style>
    <style:style style:name="T24" style:family="text">
      <style:text-properties officeooo:rsid="0020f7ad"/>
    </style:style>
    <style:style style:name="T25" style:family="text">
      <style:text-properties officeooo:rsid="00205ecd"/>
    </style:style>
    <style:style style:name="T26" style:family="text">
      <style:text-properties officeooo:rsid="00226116"/>
    </style:style>
    <style:style style:name="T27" style:family="text">
      <style:text-properties officeooo:rsid="0023fac8"/>
    </style:style>
    <style:style style:name="T28" style:family="text">
      <style:text-properties officeooo:rsid="00255c93"/>
    </style:style>
    <style:style style:name="T29" style:family="text">
      <style:text-properties fo:font-weight="bold" officeooo:rsid="00255c93" style:font-weight-asian="bold" style:font-weight-complex="bold"/>
    </style:style>
    <style:style style:name="T30" style:family="text">
      <style:text-properties officeooo:rsid="002b1fd6"/>
    </style:style>
    <style:style style:name="T31" style:family="text">
      <style:text-properties officeooo:rsid="002c598f"/>
    </style:style>
    <style:style style:name="T32" style:family="text">
      <style:text-properties officeooo:rsid="00271b44"/>
    </style:style>
    <style:style style:name="T33" style:family="text">
      <style:text-properties officeooo:rsid="0027c7fc"/>
    </style:style>
    <style:style style:name="T34" style:family="text">
      <style:text-properties officeooo:rsid="0029a8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arthlings</text:p>
      <text:p text:style-name="P2"><text:span text:style-name="T1">Documentaire états-unien réalisé </text:span>par Shaun Monson <text:span text:style-name="T1">sorti en 2005</text:span></text:p>
      <text:p text:style-name="P3"/>
      <text:p text:style-name="P4"><text:span text:style-name="T2">Durée : </text:span>1h35 </text:p>
      <text:p text:style-name="P4"><text:span text:style-name="T2">Réalisation : </text:span>5 ans de travail et d’investigation </text:p>
      <text:p text:style-name="P4"><text:span text:style-name="T2">Narrateur : </text:span>Joaquin Phoenix </text:p>
      <text:p text:style-name="P5"/>
      <text:p text:style-name="P4">A l’aide d’images et de vidéos (caméras cachées) tournées dans les coulisses de grandes industries à travers le monde, ce documentaire révèle les pratiques cruelles infligées aux animaux à des fins d’exploitation.</text:p>
      <text:p text:style-name="P4"><text:span text:style-name="T3">En parallèle de cette </text:span>mise en évidence des réalités liées à la condition animale, <text:span text:style-name="T3">le narrateur introduit et défend la notion d’antispécisme. L</text:span>e véganisme – <text:span text:style-name="T3">bien que non explicitement nommé – est alors </text:span><text:span text:style-name="T4">établie</text:span><text:span text:style-name="T3"> comme l’unique solution éthique pour mettre fin aux souffrances animales</text:span>.</text:p>
      <text:p text:style-name="P4"/>
      <text:p text:style-name="P6">Avis d’Alex : </text:p>
      <text:p text:style-name="P7"><text:span text:style-name="T4">Malgré son ancienneté, ce documentaire reste un, si ce n’est le documentaire de référence en faveur de la condition animale. Que ce soit par son argumentaire antispéciste ou par sa malheureuse pertinence vis-à-vis de la persistance des pratiques mises en lumière, il s’inscrit pour moi dans la catégorie des documents audiovisuels dont la diffusion serait d’utilité publique. En effet, je juge que le caractère profondément choquant et affligeant des réalités exposées est nécessaire à utiliser pour réveiller la population trop longtemps plongée dans l’ignorance par les industries </text:span><text:span text:style-name="T5">face aux horreurs perpétrées à l’encontre des animaux</text:span><text:span text:style-name="T4">. </text:span></text:p>
      <text:p text:style-name="P8">Cependant, dans une perspective de transition vers un mode de vie végane, <text:span text:style-name="T6">le visionnage de ce documentaire doit être couplé à une</text:span> présentation de documents scientifiques – notamment sur le plan alimentaire <text:span text:style-name="T3">–</text:span> et d’alternatives <text:span text:style-name="T6">aux biens de consommation et services non véganes afin de ne pas laisser l’indignation fraîchement produite se faire lentement écraser par le pouvoir des habitudes et du conformisme </text:span><text:span text:style-name="T7">moral et intellectuel</text:span><text:span text:style-name="T6">.</text:span></text:p>
      <text:p text:style-name="P8"/>
      <text:p text:style-name="P9">Avis de Lysandre :</text:p>
      <text:p text:style-name="P10">Personnellement, je trouve que ce film arrive bien à couvrir une grande partie de la condition animale en ne se concentrant pas que sur une seule espèce ainsi qu’en ne se concentrant pas que sur l’élevage industriel.</text:p>
      <text:p text:style-name="P10">Cependant, je trouve que le film passe trop rapidement sur certains points. Par exemple, au niveau des poissons, j’ai l’impression qu’ils n’ont pas suffisamment parlé de la condition des poissons et sont passés trop rapidement à l’impact environnemental et sur la santé. Un autre exemple est celui de la condition des animaux durant les expériences scientifiques. Dans le livre <text:span text:style-name="T8">Animal Liberation</text:span><text:span text:style-name="T9">, Peter Singer prend le temps de mentionner les pratiques de nombreuses expériences scientifiques immorales avec des exemples célèbres. </text:span><text:span text:style-name="T10">Le film ne décrit pas de telles expériences.</text:span><text:span text:style-name="T9"> </text:span></text:p>
      <text:p text:style-name="P10">Le deuxième point que je voudrais critiquer est le fait qu’il n’y a pas beaucoup d’informations sur l’étendue des pratiques affichées à l’écran. J’aurais préféré qu’ils mettent en bas à droite de l’écran les sources des vidéos qu’ils proposent. Je pense qu’il aurait aussi été préférable de mentionner plus de chiffres quant à ces pratiques.</text:p>
      <text:p text:style-name="P11">Malgré ces deux défauts, j’ai bien aimé ce film et je pense que ce serait utile de le faire visionner à une plus grande audience, <text:span text:style-name="T11">même si le film se concentre sur les Etats-Unis</text:span>.</text:p>
      <text:p text:style-name="P10"/>
      <text:p text:style-name="P4"><text:s/></text:p>
      <text:p text:style-name="P5">------------------------------------------------------------------------------------------------------------------------</text:p>
      <text:p text:style-name="P5"/>
      <text:p text:style-name="P12"><text:soft-page-break/>Le documentaire s’articule en cinq parties : les animaux de compagnie, la nourriture, les habits, le divertissement et la science.</text:p>
      <text:p text:style-name="P12"/>
      <text:h text:style-name="P13" text:outline-level="1">Introduction </text:h>
      <text:p text:style-name="P5"><text:span text:style-name="T6">- Les trois étapes de la vérité : r</text:span>idicul<text:span text:style-name="T6">iser</text:span>, <text:span text:style-name="T6">violemment opposer</text:span>, a<text:span text:style-name="T6">ccepter</text:span></text:p>
      <text:p text:style-name="P5"/>
      <text:p text:style-name="P14">"As long as there are slaughterhouses... there will be battlefields." </text:p>
      <text:p text:style-name="P14">Leo Tolstoy</text:p>
      <text:p text:style-name="P5"/>
      <text:p text:style-name="P5">- Analogie avec l'esclavage, le sexisme, l'holocauste</text:p>
      <text:p text:style-name="P5"/>
      <text:p text:style-name="P14">Isaac Bashevis Singer (1904-1991) - Enemies, A Love Story</text:p>
      <text:p text:style-name="P14">« As often has Herman had witnessed the slaughter of animals and fish, he always had the same thought. In their behavior toward creatures, all men were Nazis. The smugness with which man could do with other species as he pleased exemplify the most extreme racist theories the principle that might is right. »</text:p>
      <text:p text:style-name="P15">- <text:span text:style-name="T6">Des désirs communs aux êtres humains : manger, boire, avoir un abris, être libre de ses mouvements, avoir de la </text:span>compa<text:span text:style-name="T6">gnie, éviter la souffrance</text:span></text:p>
      <text:p text:style-name="P5"/>
      <text:h text:style-name="P13" text:outline-level="1">I. <text:span text:style-name="T12">Animaux de compagnie</text:span></text:h>
      <text:p text:style-name="P12">Servir aux êtres humains de compagnons</text:p>
      <text:p text:style-name="P5"/>
      <text:p text:style-name="P5">- <text:span text:style-name="T6">Élevage</text:span></text:p>
      <text:p text:style-name="P12">Parmi les éleveurs, tous ne sont pas des professionnels, ce qui engendre encore plus de <text:span text:style-name="T13">mauvais traitement envers les </text:span>animaux.</text:p>
      <text:p text:style-name="P5"/>
      <text:p text:style-name="P16">Animaleries et usines à chiots</text:p>
      <text:p text:style-name="P17">La plupart des animaux qu<text:span text:style-name="T14">e l’</text:span>on trouve dans les animaleries proviennent d’usines à chiots.</text:p>
      <text:p text:style-name="P18">De nombreuses infrastructures sont sales et les animaux y sont entassés (beaucoup de phénomènes de surpopulation) dans des conditions atroces <text:span text:style-name="T15">(</text:span><text:span text:style-name="T16">sans</text:span><text:span text:style-name="T15"> soins vétérinaires)</text:span>. A l’inverse, beaucoup sont aussi isolés dans des cages, n’ont donc aucune interaction avec des animaux de leur espèce.</text:p>
      <text:p text:style-name="P5"><text:s/></text:p>
      <text:p text:style-name="P19">- <text:span text:style-name="T13">Animaux errants </text:span></text:p>
      <text:p text:style-name="P20"><text:span text:style-name="T17">C</text:span><text:span text:style-name="T13">haque année </text:span><text:span text:style-name="T17">(aux États-Unis)</text:span><text:span text:style-name="T13">,</text:span> 25 million<text:span text:style-name="T13">s</text:span> <text:span text:style-name="T13">d’</text:span>anima<text:span text:style-name="T13">ux </text:span><text:span text:style-name="T17">deviennent errants, dont 9 millions qui meurent ensuite de maladies, de blessures, etc.</text:span> <text:span text:style-name="T18">[chiffres pour l’instant introuvables, mais on a bien des millions (6-8) qui sont recueillis par les refuges : </text:span><text:a xlink:type="simple" xlink:href="https://wifitalents.com/stray-animals-statistics/" text:style-name="Internet_20_link" text:visited-style-name="Visited_20_Internet_20_Link"><text:span text:style-name="T18">https://wifitalents.com/stray-animals-statistics/</text:span></text:a><text:span text:style-name="T19">]</text:span></text:p>
      <text:p text:style-name="P21">[en France : <text:a xlink:type="simple" xlink:href="https://www.agirpourlavieanimale.fr/300-euthanasies-injustifiees-par-jour-dans-les-refuges-et-fourrieres-de-france/" text:style-name="Internet_20_link" text:visited-style-name="Visited_20_Internet_20_Link">https://www.agirpourlavieanimale.fr/300-euthanasies-injustifiees-par-jour-dans-les-refuges-et-fourrieres-de-france/</text:a>] </text:p>
      <text:p text:style-name="P19"><text:span text:style-name="T17">Les refuges étant surchargés, environ la moitié de ces animaux sont euthanasiés. </text:span><text:span text:style-name="T12">Les manières de tuer un animal peuvent dépendre de l’espèce : une injection létale dans la jambe pour un chien, dans l’estomac pour un chat. Cependant, ces pratiques coûtant cher, de nombreux refuges ont recourt aux chambres à gaz à la place. Les animaux peuvent parfois agoniser pendant 20 minutes avant de rendre l’âme. </text:span></text:p>
      <text:p text:style-name="P5"/>
      <text:p text:style-name="P5"><text:soft-page-break/></text:p>
      <text:h text:style-name="P13" text:outline-level="1">II. <text:span text:style-name="T12">Nourriture </text:span></text:h>
      <text:p text:style-name="P22">Aux États-Unis, près de 10 milliards d’animaux d’élevage sont tués chaque année. [<text:a xlink:type="simple" xlink:href="https://animalclock.org/#section-considerations" text:style-name="Internet_20_link" text:visited-style-name="Visited_20_Internet_20_Link">https://animalclock.org/#section-considerations</text:a> : <text:a xlink:type="simple" xlink:href="https://www.ers.usda.gov/data-products/livestock-and-meat-domestic-data#Livestock%20and%20poultry%20slaughter" text:style-name="Internet_20_link" text:visited-style-name="Visited_20_Internet_20_Link">https://www.ers.usda.gov/data-products/livestock-and-meat-domestic-data#Livestock%20and%20poultry%20slaughter</text:a>]</text:p>
      <text:p text:style-name="P22"/>
      <text:p text:style-name="P22"/>
      <text:h text:style-name="P23" text:outline-level="2">Exemples de <text:span text:style-name="T20">pratiques et de </text:span>sévices infligés</text:h>
      <text:p text:style-name="P24"><text:span text:style-name="T21">G</text:span>énéralement sans anesthésie</text:p>
      <text:p text:style-name="P25"><text:span text:style-name="T22">- Bovins : </text:span>marquage (souvent sur le visage<text:span text:style-name="T22">), </text:span><text:span text:style-name="T21">écornage (</text:span>avec de grandes pinces<text:span text:style-name="T22">)</text:span></text:p>
      <text:p text:style-name="P24"><text:span text:style-name="T22">- V</text:span><text:span text:style-name="T21">aches à lait : </text:span><text:span text:style-name="T22">inséminées à répétitions, séparées de leurs petits, enfermement, </text:span><text:span text:style-name="T21">antibiotiques pour la production de lait → </text:span><text:span text:style-name="T22">environ 4 ans de vie dans l’élevage contre 20 en moyenne</text:span></text:p>
      <text:p text:style-name="P26">- Veaux : séparés de leurs mères deux jours après la naissance, attachés au cou et mouvements limités, déficience en fer</text:p>
      <text:p text:style-name="P25"><text:span text:style-name="T22">- Cochons : cages de gestation, cannibalisme, caudectomie (section partielle de la queue pour éviter qu’ils se la mordent/mangent), abcès énormes, animaux qui tombent dans les fosses à déchets, dents et oreilles coupées,</text:span> castration, <text:span text:style-name="T22">utilisation d’aiguillons électriques pour les gérer</text:span></text:p>
      <text:p text:style-name="P27"><text:span text:style-name="T23">- Volaille : </text:span><text:s/><text:span text:style-name="T23">débecquage, cages en batterie pour les poules, perte de plumes, </text:span><text:span text:style-name="T24">difficultés à marcher, </text:span><text:span text:style-name="T23">surpopulation, </text:span><text:span text:style-name="T25">attaques </text:span><text:span text:style-name="T26">entre eux</text:span></text:p>
      <text:p text:style-name="P28">Aux États-Unis, la consommation quotidienne actuelle est égale à celle annuelle en 1930.</text:p>
      <text:p text:style-name="P27">→ 8.5 million <text:span text:style-name="T23">d’oiseaux sont tués chaque semaine.</text:span> </text:p>
      <text:p text:style-name="P27"/>
      <text:p text:style-name="P20"><text:span text:style-name="T27">- Animaux marins : pollution des eaux, les usines vident les océans à une vitesse alarmante, maladies qui se répandent (exemple de la pfiesteria, consommation de porcs en cause ?), chasse aux baleines et aux dauphins (viande de dauphins vendue au Japon, provient de petites villes, e.g. à Futo ; dauphins découpés vivants à la machette sur le sol ; traces de mercure jusqu’à 100 fois le niveau de sécurité recommandé : </text:span><text:a xlink:type="simple" xlink:href="https://www.vice.com/en/article/japan-toxic-dolphin-meat-mercury-taiji/" text:style-name="Internet_20_link" text:visited-style-name="Visited_20_Internet_20_Link"><text:span text:style-name="T27">https://www.vice.com/en/article/japan-toxic-dolphin-meat-mercury-taiji/</text:span></text:a><text:span text:style-name="T27">)</text:span></text:p>
      <text:p text:style-name="P29"/>
      <text:h text:style-name="P30" text:outline-level="2">Transport</text:h>
      <text:p text:style-name="P31">Animaux souvent entassés dans des camions et devant faire faire à des conditions de vie extrêmes (températures, malnutrition, etc.)</text:p>
      <text:p text:style-name="P5"/>
      <text:h text:style-name="P30" text:outline-level="2">Abattage</text:h>
      <text:p text:style-name="P25">- <text:span text:style-name="T22">Ét</text:span><text:span text:style-name="T21">ourdissement (stunning) : avec un pistolet d’abattage (captive bolt pistol), souvent mal réalisé donc provoquant de la souffrance et risque que l’animal ne soit pas réellement étourdi</text:span></text:p>
      <text:p text:style-name="P29">- Animaux pendus par les pieds, parfois toujours conscients, à qui on tranche la gorge (bovins, volaille, porcs) → moyen le moins cher</text:p>
      <text:p text:style-name="P27">- <text:span text:style-name="T22">Gazage (porcs)</text:span></text:p>
      <text:p text:style-name="P27"><text:soft-page-break/>- <text:span text:style-name="T22">Électrocution </text:span><text:span text:style-name="T23">(porcs)</text:span></text:p>
      <text:p text:style-name="P27">- <text:span text:style-name="T23">Décapitation, frappées à mort (volaille)</text:span></text:p>
      <text:p text:style-name="P27"/>
      <text:p text:style-name="P5">- <text:span text:style-name="T23">Abattages rituels non épargnés par ces pratiques et violations de réglementations</text:span></text:p>
      <text:p text:style-name="P5"><text:span text:style-name="T23">Exemple avec une vidéo d’abattage pour viande casher (s</text:span>he<text:span text:style-name="T23">c</text:span>hita<text:span text:style-name="T23">h)</text:span></text:p>
      <text:p text:style-name="P5"/>
      <text:h text:style-name="P13" text:outline-level="1">III. <text:span text:style-name="T21">Vêtements</text:span></text:h>
      <text:p text:style-name="P5"/>
      <text:p text:style-name="P5"/>
      <text:h text:style-name="P32" text:outline-level="2">Cuir</text:h>
      <text:p text:style-name="P33">Demande élevée du côté des États-Unis, de l’Allemagne, du Royaume-Uni</text:p>
      <text:p text:style-name="P20"/>
      <text:p text:style-name="P20"><text:span text:style-name="T28">Cas présenté : les </text:span><text:span text:style-name="T29">vaches indiennes</text:span><text:span text:style-name="T28"> [T</text:span><text:span text:style-name="T19">op 10 des pays producteurs de cuir <text:s/>(dans l’ordre) : Chine, Brésil, Russie, Inde, Italie, Corée du Sud, Argentine, USA, Mexique, Pakistan, <text:s/></text:span><text:a xlink:type="simple" xlink:href="https://excellentleathershop.com/blog/biggest-leather-producer-in-the-world/" text:style-name="Internet_20_link" text:visited-style-name="Visited_20_Internet_20_Link"><text:span text:style-name="T19">https://excellentleathershop.com/blog/biggest-leather-producer-in-the-world/</text:span></text:a><text:span text:style-name="T28">]</text:span></text:p>
      <text:p text:style-name="P34">- Marche de la mort vers les abattoirs : en préparation, attachées ; fatigue, pour les faire avancer, queues cassées, coups, frotter du piment sur leur yeux → la moitié des animaux meurent avant d’arriv<text:span text:style-name="T30">er</text:span></text:p>
      <text:p text:style-name="P33">- Processus de tannage (souvent au chrome car moins cher) → répercussions <text:span text:style-name="T31">néfastes </text:span>sur la santé des travailleur/travailleuses</text:p>
      <text:p text:style-name="P20"/>
      <text:h text:style-name="P32" text:outline-level="2">Fourrure</text:h>
      <text:p text:style-name="P5"><text:span text:style-name="T28">- De nombreux animaux sauvages ont été chassés puis mis en cages → </text:span>cage madness </text:p>
      <text:p text:style-name="P5">- <text:span text:style-name="T28">Exemple d’abattage : électrocution anale</text:span> (<text:span text:style-name="T28">souvent répétée plusieurs fois</text:span>) </text:p>
      <text:p text:style-name="P5">- <text:span text:style-name="T28">La viande des animaux abattues est parfois donnée aux animaux encore en cage</text:span> </text:p>
      <text:p text:style-name="P5"/>
      <text:h text:style-name="P32" text:outline-level="2">IV. <text:span text:style-name="T28">Divertissement</text:span> </text:h>
      <text:p text:style-name="P5">- <text:span text:style-name="T20">Corridas</text:span></text:p>
      <text:p text:style-name="P5">- <text:span text:style-name="T20">Rodéos : ceinture (flank strap) qui crée de la souffrance, usage d’aiguillons électriques, jambes cassées</text:span></text:p>
      <text:p text:style-name="P5">- <text:span text:style-name="T20">R</text:span>oping : then slamming them to the ground </text:p>
      <text:p text:style-name="P5">- <text:span text:style-name="T20">Courses : entraînements qui incluent le retrait de nourriture</text:span></text:p>
      <text:p text:style-name="P5">- <text:span text:style-name="T20">Chasse : près de 200 millions d’animaux sauvages tués dans le monde</text:span> → <text:span text:style-name="T20">menace numéro un pour la vie sauvage</text:span></text:p>
      <text:p text:style-name="P5">- <text:span text:style-name="T20">Pêche </text:span></text:p>
      <text:p text:style-name="P5">- <text:span text:style-name="T20">Cirques : animaux enfermés et enchaînés, apprentissage de tours motivés par la peur d’être tourmenté</text:span> <text:span text:style-name="T20">si pas d’obéissance </text:span></text:p>
      <text:p text:style-name="P5">- <text:span text:style-name="T20">Z</text:span>oos : <text:span text:style-name="T32">quelle utilité d’observer des animaux qui ne sont pas dans leur habitat naturel ? </text:span></text:p>
      <text:p text:style-name="P5"/>
      <text:h text:style-name="P13" text:outline-level="1">V. Science </text:h>
      <text:p text:style-name="P35">- <text:span text:style-name="T33">Vivisection : disséquer des animaux vivants</text:span></text:p>
      <text:p text:style-name="P35">- Erreur <text:span text:style-name="T34">de méthodes</text:span> : les résultats obtenus sur des animaux ne sont pas applicables aux êtres humains <text:span text:style-name="T34">(</text:span>→ souffrance non nécessaire<text:span text:style-name="T34">)</text:span> <text:span text:style-name="T34">+ </text:span>retard dans les tests car phase sur les animaux en amont </text:p>
      <text:p text:style-name="P36"><text:soft-page-break/>- Exemples <text:span text:style-name="T34">de pratiques </text:span>: chocs électriques ou traumatiques, opérations sans anesthésie, brûlures, <text:span text:style-name="T34">a</text:span>ffamement</text:p>
      <text:p text:style-name="P36">- Recherche militaire : radiations nucléaires, <text:span text:style-name="T34">tests de </text:span>bombes, envois dans l'espac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31T14:12:18.489369224</meta:creation-date>
    <dc:date>2026-04-14T17:26:30.116081297</dc:date>
    <meta:editing-duration>PT1H48M41S</meta:editing-duration>
    <meta:editing-cycles>27</meta:editing-cycles>
    <meta:generator>LibreOffice/25.2.3.2$Linux_X86_64 LibreOffice_project/520$Build-2</meta:generator>
    <meta:document-statistic meta:table-count="0" meta:image-count="0" meta:object-count="0" meta:page-count="5" meta:paragraph-count="84" meta:word-count="1477" meta:character-count="9892" meta:non-whitespace-character-count="8464"/>
  </office:meta>
</office:document-meta>
</file>